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1" style:family="paragraph">
      <style:text-properties fo:font-size="24pt" style:font-size-asian="24pt" style:font-size-complex="24pt"/>
    </style:style>
    <style:style style:name="P2" style:family="paragraph">
      <style:text-properties fo:font-size="14pt" style:font-size-asian="14pt" style:font-size-complex="14pt"/>
    </style:style>
    <style:style style:name="T1" style:family="text">
      <style:text-properties fo:font-size="24pt" style:font-size-asian="24pt" style:font-size-complex="24pt"/>
    </style:style>
    <style:style style:name="T2" style:family="text">
      <style:text-properties fo:font-weight="bold"/>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presentation:style-name="pr1" draw:layer="layout" svg:width="25.199cm" svg:height="17.685cm" svg:x="1.4cm" svg:y="0.962cm" presentation:class="title">
          <draw:text-box>
            <text:p>CDT 6.0 Galileo<text:line-break/>Release Review<text:line-break/><text:line-break/><text:span text:style-name="T1">Doug Schaefer</text:span><text:span text:style-name="T1"><text:line-break/></text:span><text:span text:style-name="T1">CDT Project Lead</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7cm" svg:x="1.4cm" svg:y="0.837cm" presentation:class="title">
          <draw:text-box>
            <text:p>Features</text:p>
          </draw:text-box>
        </draw:frame>
        <draw:frame presentation:style-name="pr4" draw:layer="layout" svg:width="25.199cm" svg:height="13.609cm" svg:x="1.4cm" svg:y="4.914cm" presentation:class="outline">
          <draw:text-box>
            <text:list text:style-name="L2">
              <text:list-item>
                <text:p>N&amp;N: http://wiki.eclipse.org/CDT/User/NewIn60</text:p>
              </text:list-item>
              <text:list-item>
                <text:p>The Debug Services Framework has completed move to CDT and is a new component of CDT</text:p>
              </text:list-item>
              <text:list-item>
                <text:p>New heuristics to help indexer find header files in projects</text:p>
              </text:list-item>
              <text:list-item>
                <text:p>Added index support for implicit references and overloaded operators</text:p>
              </text:list-item>
              <text:list-item>
                <text:p>Improved Convert to C/C++ Project to factor in project types (e.g. Makefil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draw:text-box>
            <text:p>Features, part II</text:p>
          </draw:text-box>
        </draw:frame>
        <draw:frame presentation:style-name="pr4" draw:layer="layout" svg:width="25.199cm" svg:height="13.609cm" svg:x="1.4cm" svg:y="4.914cm" presentation:class="outline">
          <draw:text-box>
            <text:list text:style-name="L2">
              <text:list-item>
                <text:p>New Launch Group launch config for launching multiple sessions at once</text:p>
              </text:list-item>
              <text:list-item>
                <text:p>New features for embedded development</text:p>
                <text:list>
                  <text:list-item>
                    <text:p>Remote Launch based on RSE</text:p>
                  </text:list-item>
                  <text:list-item>
                    <text:p>GCC Cross compiler build support</text:p>
                  </text:list-item>
                </text:list>
              </text:list-item>
              <text:list-item>
                <text:p>p2 support for installing tar files for C/C++ SDK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256cm" svg:x="1.4cm" svg:y="0.962cm" presentation:class="title">
          <draw:text-box>
            <text:p>Non-Code Aspects</text:p>
          </draw:text-box>
        </draw:frame>
        <draw:frame presentation:style-name="pr4" draw:layer="layout" svg:width="25.199cm" svg:height="13.609cm" svg:x="1.4cm" svg:y="4.914cm" presentation:class="outline">
          <draw:text-box>
            <text:list text:style-name="L2">
              <text:list-item>
                <text:p>Documentation has minimal updates</text:p>
              </text:list-item>
              <text:list-item>
                <text:p>Localization/externalization completed</text:p>
              </text:list-item>
              <text:list-item>
                <text:p>We nave no other user assistance material</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256cm" svg:x="1.4cm" svg:y="0.962cm" presentation:class="title">
          <draw:text-box>
            <text:p>APIs</text:p>
          </draw:text-box>
        </draw:frame>
        <draw:frame presentation:style-name="pr4" draw:layer="layout" svg:width="25.199cm" svg:height="13.609cm" svg:x="1.4cm" svg:y="4.914cm" presentation:class="outline">
          <draw:text-box>
            <text:list text:style-name="L2">
              <text:list-item>
                <text:p>CDT APIs are now being managed with the Eclipse API tooling</text:p>
              </text:list-item>
              <text:list-item>
                <text:p>CDT 6.0 is a major release, however there have been only few API changes this release.</text:p>
              </text:list-item>
              <text:list-item>
                <text:p>APIs continue to be poorly documented.</text:p>
              </text:list-item>
              <text:list-item>
                <text:p>The project lead will <text:span text:style-name="T2">NOT</text:span> certify that the APIs in this release are Eclipse Quality</text:p>
                <text:list>
                  <text:list-item>
                    <text:p>There has been insufficient investment from contributors to make this guarantee thi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256cm" svg:x="1.4cm" svg:y="0.962cm" presentation:class="title">
          <draw:text-box>
            <text:p>Architectural Issues</text:p>
          </draw:text-box>
        </draw:frame>
        <draw:frame presentation:style-name="pr4" draw:layer="layout" svg:width="25.199cm" svg:height="13.609cm" svg:x="1.4cm" svg:y="4.914cm" presentation:class="outline">
          <draw:text-box>
            <text:list text:style-name="L2">
              <text:list-item>
                <text:p>Extensibility of the CDT build system remains complicated and restrictive</text:p>
                <text:list>
                  <text:list-item>
                    <text:p>Especially with scanner discovery</text:p>
                  </text:list-item>
                </text:list>
              </text:list-item>
              <text:list-item>
                <text:p>New Debug Services Framework component gives us a second framework for debug integrations</text:p>
                <text:list>
                  <text:list-item>
                    <text:p>Extenders will need to choose</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256cm" svg:x="1.4cm" svg:y="0.962cm" presentation:class="title">
          <draw:text-box>
            <text:p>Tool Usability</text:p>
          </draw:text-box>
        </draw:frame>
        <draw:frame presentation:style-name="pr4" draw:layer="layout" svg:width="25.199cm" svg:height="13.609cm" svg:x="1.4cm" svg:y="4.914cm" presentation:class="outline">
          <draw:text-box>
            <text:list text:style-name="L2">
              <text:list-item>
                <text:p>A number of enhancements have been made to CDT usability as mentioned in new features list</text:p>
              </text:list-item>
              <text:list-item>
                <text:p>Duplicate launch configurations between two debug frameworks has been resolved satisfactorily</text:p>
              </text:list-item>
              <text:list-item>
                <text:p>Usability issues exist in Project Explorer between conflicting contributors but is being looked at</text:p>
              </text:list-item>
              <text:list-item>
                <text:p>In general, CDT usability is very good</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256cm" svg:x="1.4cm" svg:y="0.962cm" presentation:class="title">
          <draw:text-box>
            <text:p>End-of-Life</text:p>
          </draw:text-box>
        </draw:frame>
        <draw:frame presentation:style-name="pr4" draw:layer="layout" svg:width="25.199cm" svg:height="13.609cm" svg:x="1.4cm" svg:y="4.914cm" presentation:class="outline">
          <draw:text-box>
            <text:list text:style-name="L2">
              <text:list-item>
                <text:p>No features have been end of lifed in this release.</text:p>
              </text:list-item>
              <text:list-item>
                <text:p>Both debug frameworks will co-exist for now</text:p>
                <text:list>
                  <text:list-item>
                    <text:p>As DSF/GDB reaches feature parity with CDI/MI the door will open to deprecate CDI, but not this release</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256cm" svg:x="1.4cm" svg:y="0.962cm" presentation:class="title">
          <draw:text-box>
            <text:p>Bugzilla</text:p>
          </draw:text-box>
        </draw:frame>
        <draw:frame presentation:style-name="pr4" draw:layer="layout" svg:width="25.199cm" svg:height="13.935cm" svg:x="1.4cm" svg:y="4.914cm" presentation:class="outline" presentation:user-transformed="true">
          <draw:text-box>
            <text:list text:style-name="L2">
              <text:list-item>
                <text:p>Number of bugs currently open</text:p>
                <text:list>
                  <text:list-item>
                    <text:p>1247</text:p>
                  </text:list-item>
                </text:list>
              </text:list-item>
              <text:list-item>
                <text:p>Number of new bugs since 5.0.0</text:p>
                <text:list>
                  <text:list-item>
                    <text:p>1601</text:p>
                  </text:list-item>
                </text:list>
              </text:list-item>
              <text:list-item>
                <text:p>Number of bugs closed since 5.0.0</text:p>
                <text:list>
                  <text:list-item>
                    <text:p>1561</text:p>
                  </text:list-item>
                </text:list>
              </text:list-item>
              <text:list-item>
                <text:p>CDT contributors' current focus on quality is keeping our head above water</text:p>
                <text:list>
                  <text:list-item>
                    <text:p>Backlog remains fairly stable</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256cm" svg:x="1.4cm" svg:y="0.962cm" presentation:class="title">
          <draw:text-box>
            <text:p>Standards</text:p>
          </draw:text-box>
        </draw:frame>
        <draw:frame presentation:style-name="pr4" draw:layer="layout" svg:width="25.199cm" svg:height="13.609cm" svg:x="1.4cm" svg:y="4.914cm" presentation:class="outline">
          <draw:text-box>
            <text:list text:style-name="L2">
              <text:list-item>
                <text:p>No changes here</text:p>
                <text:list>
                  <text:list-item>
                    <text:p>CDT continues to support programming language standards</text:p>
                  </text:list-item>
                  <text:list-item>
                    <text:p>Support continues for gdb MI protocol “standard”</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256cm" svg:x="1.4cm" svg:y="0.962cm" presentation:class="title">
          <draw:text-box>
            <text:p>UI Usability</text:p>
          </draw:text-box>
        </draw:frame>
        <draw:frame presentation:style-name="pr4" draw:layer="layout" svg:width="25.199cm" svg:height="13.609cm" svg:x="1.4cm" svg:y="4.914cm" presentation:class="outline">
          <draw:text-box>
            <text:list text:style-name="L2">
              <text:list-item>
                <text:p>IBM continues to contribute towards meeting UI standards compliance for accessibility and internationalization</text:p>
                <text:list>
                  <text:list-item>
                    <text:p>Not many other CDT adopters have this as a commercial requirement</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256cm" svg:x="1.4cm" svg:y="0.962cm" presentation:class="title">
          <draw:text-box>
            <text:p>Schedule</text:p>
          </draw:text-box>
        </draw:frame>
        <draw:frame presentation:style-name="pr4" draw:layer="layout" svg:width="25.199cm" svg:height="13.609cm" svg:x="1.4cm" svg:y="4.914cm" presentation:class="outline">
          <draw:text-box>
            <text:list text:style-name="L2">
              <text:list-item>
                <text:p>CDT continues to follow the +1 stream of the release train</text:p>
              </text:list-item>
              <text:list-item>
                <text:p>CDT jumped on at Galileo M4</text:p>
              </text:list-item>
              <text:list-item>
                <text:p>There were no missed milestones since the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256cm" svg:x="1.4cm" svg:y="0.962cm" presentation:class="title">
          <draw:text-box>
            <text:p>Communities</text:p>
          </draw:text-box>
        </draw:frame>
        <draw:frame presentation:style-name="pr4" draw:text-style-name="P1" draw:layer="layout" svg:width="25.199cm" svg:height="13.609cm" svg:x="1.4cm" svg:y="4.914cm" presentation:class="outline" presentation:user-transformed="true">
          <draw:text-box>
            <text:list text:style-name="L2">
              <text:list-item>
                <text:p><text:span text:style-name="T1">Numerous design discussions carried out in Bugzilla and on the cdt-dev mailing list</text:span></text:p>
              </text:list-item>
              <text:list-item>
                <text:p><text:span text:style-name="T1">A small number of committers continue to contribute to the newsgroup to help the user community</text:span></text:p>
              </text:list-item>
              <text:list-item>
                <text:p><text:span text:style-name="T1">CDT monthly calls continue</text:span></text:p>
              </text:list-item>
              <text:list-item>
                <text:p><text:span text:style-name="T1">CDT Summit in September 2008 held to plan for CDT 6.0.</text:span></text:p>
              </text:list-item>
              <text:list-item>
                <text:p><text:span text:style-name="T1">Blogs from Doug, Ken, Chris and others</text:span></text:p>
              </text:list-item>
              <text:list-item>
                <text:p><text:span text:style-name="T1">Participation in Demo Camps in Ottawa, Toronto, Austin and others</text:span></text:p>
              </text:list-item>
              <text:list-item>
                <text:p><text:span text:style-name="T1">EclipseCon and Eclipse Summit Europe activity continued but lower levels than previous years</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256cm" svg:x="1.4cm" svg:y="0.962cm" presentation:class="title">
          <draw:text-box>
            <text:p>IP Issues</text:p>
          </draw:text-box>
        </draw:frame>
        <draw:frame presentation:style-name="pr4" draw:text-style-name="P2" draw:layer="layout" svg:width="25.199cm" svg:height="13.609cm" svg:x="1.4cm" svg:y="4.914cm" presentation:class="outline">
          <draw:text-box>
            <text:list text:style-name="L2">
              <text:list-item>
                <text:p><text:span text:style-name="T3">Doug Schaefer, CDT Project Lead, verifies:</text:span></text:p>
                <text:list>
                  <text:list-item>
                    <text:p><text:span text:style-name="T3">that the about files and use licenses are in place as per the Guidelines to Legal Documentation</text:span></text:p>
                  </text:list-item>
                  <text:list-item>
                    <text:p><text:span text:style-name="T3">all contributions (code, documentation, images, etc) has been committed by individuals who are either Members of the Foundation, or have signed the appropriate Committer Agreement. In either case, these are individuals who have signed, and are abiding by, the Eclipse IP Policy.</text:span></text:p>
                  </text:list-item>
                  <text:list-item>
                    <text:p><text:span text:style-name="T3">that all significant contributions have been reviewed by the Foundation's legal staff. Include references to the IPZilla numbers of all clearances.</text:span></text:p>
                  </text:list-item>
                  <text:list-item>
                    <text:p><text:span text:style-name="T3">that all non-Committer code contributions, including third-party libraries, have been documented in the release and reviewed by the Foundation's legal staff. Include references to the IPZilla numbers of all clearances.</text:span></text:p>
                  </text:list-item>
                  <text:list-item>
                    <text:p><text:span text:style-name="T3">that all Contribution Questionnaires have been completed</text:span></text:p>
                  </text:list-item>
                  <text:list-item>
                    <text:p><text:span text:style-name="T3">the "copyright" field of each feature is set to the copyright owner (the Eclipse Foundation is rarely the copyright owner).</text:span></text:p>
                  </text:list-item>
                  <text:list-item>
                    <text:p><text:span text:style-name="T3">that any third-party logos or trademarks included in the distribution (icons, help file logos, etc) have been licensed under the EPL.</text:span></text:p>
                  </text:list-item>
                  <text:list-item>
                    <text:p><text:span text:style-name="T3">that any fonts or similar third-party images included in the distribution (e.g. in PDF or EPS files) have been licensed under the EPL. </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256cm" svg:x="1.4cm" svg:y="0.962cm" presentation:class="title">
          <draw:text-box>
            <text:p>Project Plan</text:p>
          </draw:text-box>
        </draw:frame>
        <draw:frame presentation:style-name="pr4" draw:layer="layout" svg:width="25.199cm" svg:height="13.609cm" svg:x="1.4cm" svg:y="4.914cm" presentation:class="outline">
          <draw:text-box>
            <text:list text:style-name="L2">
              <text:list-item>
                <text:p>There is no project plan for the next release of CDT</text:p>
              </text:list-item>
              <text:list-item>
                <text:p>At the moment, there are no features planned to put in a plan</text:p>
              </text:list-item>
              <text:list-item>
                <text:p>CDT planning closes in September</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oug Schaefer</meta:initial-creator>
    <meta:creation-date>2009-05-29T10:00:05</meta:creation-date>
    <meta:editing-duration>PT00H47M30S</meta:editing-duration>
    <meta:editing-cycles>22</meta:editing-cycles>
    <dc:date>2009-05-29T14:17:05</dc:date>
    <dc:creator>Doug Schaefer</dc:creator>
    <meta:generator>OpenOffice.org/3.0$Unix OpenOffice.org_project/300m15$Build-9379</meta:generator>
    <meta:document-statistic meta:object-count="80"/>
    <meta:user-defined meta:name="Info 1"/>
    <meta:user-defined meta:name="Info 2"/>
    <meta:user-defined meta:name="Info 3"/>
    <meta:user-defined meta:name="Info 4"/>
  </office:meta>
</office:document-meta>
</file>